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Fold</text:span>:</text:p>
      <text:p text:style-name="Standard">Node x has a fold y if and only if the web id w<text:span text:style-name="T1">y</text:span> of y is the binary complement of the web id w<text:span text:style-name="T1">x</text:span> of x. The fold relationship is symmetric, thus if x R y then y R x. Note that the fold relationship is only reflexive if and only if there is one node in the HyPeerWeb, then node zero is the fold of node zero.</text:p>
      <text:p text:style-name="Standard"/>
      <text:p text:style-name="Standard"><text:span text:style-name="T3">Surrogate Fold and Inverse Surrogate Fold</text:span>:</text:p>
      <text:p text:style-name="Standard">Node x has a surrogate fold z if and only if node y with web id w<text:span text:style-name="T1">y</text:span>, from the above example, is not yet added to the HyPeerWeb. The relationship between x and z is that w<text:span text:style-name="T1">x</text:span> and w<text:span text:style-name="T1">z</text:span> differ in every bit but the most significant bit and w<text:span text:style-name="T1">z</text:span> and w<text:span text:style-name="T1">y</text:span> differ only in the most significant bit. Furthermore, if z is a surrogate fold to x then x is an inverse surrogate fold to z.</text:p>
      <text:p text:style-name="Standard"/>
      <text:p text:style-name="Standard"><text:span text:style-name="T3">A note on folds</text:span>:</text:p>
      <text:p text:style-name="Standard">Any given node can have a fold, a fold and an inverse surrogate fold, or a surrogate fold.</text:p>
      <text:p text:style-name="Standard"/>
      <text:p text:style-name="Standard"><text:span text:style-name="T3">Neighbors</text:span>:</text:p>
      <text:p text:style-name="Standard">Node u and node v are neighbors iff their web ids w<text:span text:style-name="T1">u</text:span> and w<text:span text:style-name="T1">v</text:span> differ by a single bit. If u is a neighbor of v then v is a neighbor of u, therefore the neighbor property is symmetric.</text:p>
      <text:p text:style-name="Standard"/>
      <text:p text:style-name="Standard"><text:span text:style-name="T3">Surrogate Neighbors and Inverse Surrogate Neighbors</text:span>:</text:p>
      <text:p text:style-name="Standard">Node b is a surrogate neighbor to c iff the neighbor d does not yet exist in the HyPeerWeb. The web id of d, w<text:span text:style-name="T1">d</text:span>, differs by a single bit from w<text:span text:style-name="T1">c</text:span>, the web id of c. The web id w<text:span text:style-name="T1">b</text:span> differs from w<text:span text:style-name="T2">d</text:span> only in the most significant bit. If b is a surrogate neighbor to c, then c is an inverse surrogate neighbor to b.</text:p>
      <text:p text:style-name="Standard"/>
      <text:p text:style-name="Standard"><text:span text:style-name="T3">Parent and Child</text:span>:</text:p>
      <text:p text:style-name="Standard">A node c has a parent p when w<text:span text:style-name="T1">c</text:span> and w<text:span text:style-name="T1">p</text:span> differ in the most significant bit and w<text:span text:style-name="T1">c</text:span> &gt; w<text:span text:style-name="T1">p</text:span><text:span text:style-name="T6">, additionally the height of p and c is the same</text:span>. If p is the parent of c, then c is the child of p. Every node has either a parent p or a child c; except in the case where the HyPeerWeb has only one node.</text:p>
      <text:p text:style-name="Standard"/>
      <text:p text:style-name="Standard"><text:span text:style-name="T3">Dimension/height of HyPeerWeb</text:span>:</text:p>
      <text:p text:style-name="Standard">h = ceiling(log<text:span text:style-name="T1">2</text:span>(N)) where N is the number of nodes in the HyPeerWeb.</text:p>
      <text:p text:style-name="Standard"/>
      <text:p text:style-name="Standard"><text:span text:style-name="T3">Deletion Point</text:span>:</text:p>
      <text:p text:style-name="Standard">Always the node with web id w<text:span text:style-name="T1">N-1</text:span>, where w<text:span text:style-name="T1">N-1</text:span> &gt; w<text:span text:style-name="T1">N-n,</text:span> 1 &lt; n <text:span text:style-name="T4">≤</text:span> N, and n is an integer and N is the number of nodes in the HyPeerWeb.</text:p>
      <text:p text:style-name="Standard"/>
      <text:p text:style-name="Standard"><text:span text:style-name="T3">Cap Node</text:span>:</text:p>
      <text:p text:style-name="Standard">A HyPeerWeb has zero or one cap node at any given time. A node c is a cap node if c is a deletion point, w<text:span text:style-name="T1">c</text:span> = <text:span text:style-name="T6">2</text:span><text:span text:style-name="T5">h</text:span><text:span text:style-name="T6"> where w</text:span><text:span text:style-name="T1">c</text:span><text:span text:style-name="T6"> is the web id of c, and the web id of the fold of c is zero.</text:span></text:p>
      <text:p text:style-name="Standard"><text:span text:style-name="T6"/></text:p>
      <text:p text:style-name="Standard"><text:span text:style-name="T7">Insertion Point</text:span><text:span text:style-name="T6">:</text:span></text:p>
      <text:p text:style-name="Standard"><text:span text:style-name="T6">The node i is the insertion point if web id w</text:span><text:span text:style-name="T1">i</text:span><text:span text:style-name="T6"> = w</text:span><text:span text:style-name="T1">p</text:span><text:span text:style-name="T6"> + 1, where w</text:span><text:span text:style-name="T1">p</text:span><text:span text:style-name="T6"> is the deletion point parent's web id; the exception to this rule is if the deletion point is a cap node, then i is node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3-06-16T17:43:51.67</meta:creation-date>
    <dc:date>2013-06-16T19:17:44.71</dc:date>
    <dc:creator>V </dc:creator>
    <meta:editing-duration>PT1H18M29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20" meta:word-count="501" meta:character-count="2323"/>
  </office:meta>
</office:document-meta>
</file>